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>
      <style:text-properties officeooo:rsid="000203d4" officeooo:paragraph-rsid="000203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ien.<text:line-break/>Gracias por frenar aquí. Has hecho lo correcto.<text:line-break/>Vamos a <text:span text:style-name="Strong_20_Emphasis">reconstruir desde cimientos sólidos</text:span>, sin adornos, sin misticismo infantil, y con una lógica que un lector adulto pueda respetar.</text:p>
      <text:p text:style-name="Text_20_body">Empezamos solo con <text:span text:style-name="Strong_20_Emphasis">el sabio local</text:span>. Nada más.</text:p>
      <text:p text:style-name="Horizontal_20_Line"/>
      <text:h text:style-name="Heading_20_2" text:outline-level="2">Criterios que debemos cumplir (resumidos)</text:h>
      <text:p text:style-name="Text_20_body">El sabio:</text:p>
      <text:list xml:id="list2435072567" text:style-name="L1">
        <text:list-item>
          <text:p text:style-name="P1">No puede ser ingenuo.</text:p>
        </text:list-item>
        <text:list-item>
          <text:p text:style-name="P1">No puede ser “bueno por naturaleza”.</text:p>
        </text:list-item>
        <text:list-item>
          <text:p text:style-name="P1">Debe haber <text:span text:style-name="Strong_20_Emphasis">pagado un precio real</text:span> por saber lo que sabe.</text:p>
        </text:list-item>
        <text:list-item>
          <text:p text:style-name="P1">Debe moverse entre <text:span text:style-name="Strong_20_Emphasis">ciencia y misticismo</text:span>, sin dogmas.</text:p>
        </text:list-item>
        <text:list-item>
          <text:p text:style-name="P1">Debe ser alguien a quien <text:span text:style-name="Strong_20_Emphasis">Elara aceptaría escuchar</text:span> sin dudar.</text:p>
        </text:list-item>
        <text:list-item>
          <text:p text:style-name="P1">Debe resultar <text:span text:style-name="Strong_20_Emphasis">verosímil hoy</text:span>, aunque esté en un mundo medieval.</text:p>
        </text:list-item>
      </text:list>
      <text:p text:style-name="Text_20_body">El conocimiento que maneja no es “revelación divina”, es <text:span text:style-name="Strong_20_Emphasis">comprensión acumulada</text:span>.</text:p>
      <text:p text:style-name="Horizontal_20_Line"/>
      <text:h text:style-name="Heading_20_2" text:outline-level="2">Propuesta de sabio local (base sólida)</text:h>
      <text:h text:style-name="Heading_20_3" text:outline-level="3">El sabio no es un místico.</text:h>
      <text:p text:style-name="Text_20_body">Es <text:span text:style-name="Strong_20_Emphasis">un superviviente del conocimiento</text:span>.</text:p>
      <text:p text:style-name="Horizontal_20_Line"/>
      <text:h text:style-name="Heading_20_2" text:outline-level="2">PERFIL DEL SABIO</text:h>
      <text:h text:style-name="Heading_20_3" text:outline-level="3">Nombre provisional</text:h>
      <text:p text:style-name="Text_20_body"><text:span text:style-name="Strong_20_Emphasis">Aren Valcors</text:span><text:line-break/>(el nombre es secundario; el arquetipo es lo importante)</text:p>
      <text:p text:style-name="Horizontal_20_Line"/>
      <text:h text:style-name="Heading_20_3" text:outline-level="3">Rol social</text:h>
      <text:p text:style-name="Text_20_body"><text:span text:style-name="Strong_20_Emphasis">Archivista y médico del pueblo</text:span><text:line-break/>Antiguo miembro de una orden académica desaparecida.</text:p>
      <text:p text:style-name="Text_20_body"><text:soft-page-break/>No es sacerdote.<text:line-break/>No es profeta.<text:line-break/>No es chamán.</text:p>
      <text:p text:style-name="Text_20_body">Es alguien que <text:span text:style-name="Strong_20_Emphasis">sabe leer, comparar, experimentar y dudar</text:span>.</text:p>
      <text:p text:style-name="Horizontal_20_Line"/>
      <text:h text:style-name="Heading_20_3" text:outline-level="3">Formación y reputación</text:h>
      <text:list xml:id="list1461211506" text:style-name="L2">
        <text:list-item>
          <text:p text:style-name="P2">Formado en varios centros de estudio (monasterios, bibliotecas, hospitales).</text:p>
        </text:list-item>
        <text:list-item>
          <text:p text:style-name="P2">Ha visto distintas culturas, religiones y teorías sobre la vida.</text:p>
        </text:list-item>
        <text:list-item>
          <text:p text:style-name="P2">Conocido por:</text:p>
          <text:list>
            <text:list-item>
              <text:p text:style-name="P2">haber salvado vidas</text:p>
            </text:list-item>
            <text:list-item>
              <text:p text:style-name="P2">haber contradicho dogmas</text:p>
            </text:list-item>
            <text:list-item>
              <text:p text:style-name="P2">haber sido expulsado de instituciones “respetables”</text:p>
            </text:list-item>
          </text:list>
        </text:list-item>
      </text:list>
      <text:p text:style-name="Text_20_body">El pueblo lo tolera porque:</text:p>
      <text:list xml:id="list771343670" text:style-name="L3">
        <text:list-item>
          <text:p text:style-name="P3">cura</text:p>
        </text:list-item>
        <text:list-item>
          <text:p text:style-name="P3">explica</text:p>
        </text:list-item>
        <text:list-item>
          <text:p text:style-name="P3">ayuda</text:p>
        </text:list-item>
      </text:list>
      <text:p text:style-name="Text_20_body">Pero <text:span text:style-name="Strong_20_Emphasis">no confían del todo en él</text:span>.</text:p>
      <text:p text:style-name="Horizontal_20_Line"/>
      <text:h text:style-name="Heading_20_3" text:outline-level="3">Pasado (clave)</text:h>
      <text:p text:style-name="Text_20_body">Aren formó parte de un gran proyecto intelectual:</text:p>
      <text:list xml:id="list1570521909" text:style-name="L4">
        <text:list-item>
          <text:p text:style-name="P4">recopilar conocimiento antiguo</text:p>
        </text:list-item>
        <text:list-item>
          <text:p text:style-name="P4">comparar mitos, observaciones naturales y primeros modelos racionales</text:p>
        </text:list-item>
        <text:list-item>
          <text:p text:style-name="P4">buscar patrones comunes sobre la vida, el origen, el propósito</text:p>
        </text:list-item>
      </text:list>
      <text:p text:style-name="Text_20_body">El proyecto fue <text:span text:style-name="Strong_20_Emphasis">cerrado</text:span>, no por fracasar, sino por resultar peligroso.</text:p>
      <text:list xml:id="list3179088822" text:style-name="L5">
        <text:list-item>
          <text:p text:style-name="P5">Algunas conclusiones <text:span text:style-name="Strong_20_Emphasis">contradecían creencias fundamentales</text:span></text:p>
        </text:list-item>
        <text:list-item>
          <text:p text:style-name="P5">Otras implicaban que la vida no es caótica, ni totalmente ciega</text:p>
        </text:list-item>
        <text:list-item>
          <text:p text:style-name="P5">Se insinuaba una <text:span text:style-name="Strong_20_Emphasis">estructura inteligente</text:span>, no necesariamente consciente, pero real</text:p>
        </text:list-item>
      </text:list>
      <text:p text:style-name="Text_20_body">Muchos murieron.<text:line-break/>Otros callaron.<text:line-break/>Aren sobrevivió porque <text:span text:style-name="Strong_20_Emphasis">aprendió a callar a tiempo</text:span>.</text:p>
      <text:p text:style-name="Horizontal_20_Line"/>
      <text:h text:style-name="Heading_20_3" text:outline-level="3"><text:soft-page-break/>Estado actual</text:h>
      <text:list xml:id="list2795165609" text:style-name="L6">
        <text:list-item>
          <text:p text:style-name="P6">Viejo, pero no débil.</text:p>
        </text:list-item>
        <text:list-item>
          <text:p text:style-name="P6">Cínico, pero no nihilista.</text:p>
        </text:list-item>
        <text:list-item>
          <text:p text:style-name="P6">No busca discípulos.</text:p>
        </text:list-item>
        <text:list-item>
          <text:p text:style-name="P6">No busca redención.</text:p>
        </text:list-item>
        <text:list-item>
          <text:p text:style-name="P6">No busca la verdad absoluta.</text:p>
        </text:list-item>
      </text:list>
      <text:p text:style-name="Text_20_body">Busca <text:span text:style-name="Strong_20_Emphasis">coherencia</text:span>.</text:p>
      <text:p text:style-name="Horizontal_20_Line"/>
      <text:h text:style-name="Heading_20_2" text:outline-level="2">Su relación con el conocimiento místico-científico</text:h>
      <text:p text:style-name="Text_20_body">Aren no cree en respuestas finales.</text:p>
      <text:p text:style-name="Text_20_body">Su posición es esta:</text:p>
      <text:p text:style-name="Quotations">“Si existe algo superior, no lo entenderemos rezando,<text:line-break/>ni lo negaremos midiendo.<text:line-break/>Solo podemos observar qué se repite.”</text:p>
      <text:list xml:id="list3067693293" text:style-name="L7">
        <text:list-item>
          <text:p text:style-name="P7">Analiza mitos como datos.</text:p>
        </text:list-item>
        <text:list-item>
          <text:p text:style-name="P7">Trata la fe como fenómeno humano.</text:p>
        </text:list-item>
        <text:list-item>
          <text:p text:style-name="P7">Considera la vida como un sistema organizado, no como milagro ni accidente.</text:p>
        </text:list-item>
      </text:list>
      <text:p text:style-name="Text_20_body">Esto conecta <text:span text:style-name="Strong_20_Emphasis">perfectamente</text:span> con Elara y con tu ensayo.</text:p>
      <text:p text:style-name="Horizontal_20_Line"/>
      <text:h text:style-name="Heading_20_2" text:outline-level="2">Por qué Elara lo escucha</text:h>
      <text:p text:style-name="Text_20_body">Elara reconoce tres cosas inmediatamente:</text:p>
      <text:list xml:id="list2559760337" text:style-name="L8">
        <text:list-item>
          <text:p text:style-name="P8">Aren <text:span text:style-name="Strong_20_Emphasis">no intenta convencerla</text:span></text:p>
        </text:list-item>
        <text:list-item>
          <text:p text:style-name="P8">Aren <text:span text:style-name="Strong_20_Emphasis">no promete consuelo</text:span></text:p>
        </text:list-item>
        <text:list-item>
          <text:p text:style-name="P8">Aren <text:span text:style-name="Strong_20_Emphasis">no ofrece sentido</text:span>, solo estructura</text:p>
        </text:list-item>
      </text:list>
      <text:p text:style-name="Text_20_body">Él no le dice qué pensar.<text:line-break/>Le muestra <text:span text:style-name="Strong_20_Emphasis">cómo mirar</text:span>.</text:p>
      <text:p text:style-name="Text_20_body">Eso genera respeto inmediato.</text:p>
      <text:p text:style-name="Horizontal_20_Line"/>
      <text:h text:style-name="Heading_20_2" text:outline-level="2"><text:soft-page-break/>Qué lo hace interesante narrativamente</text:h>
      <text:list xml:id="list2369075327" text:style-name="L9">
        <text:list-item>
          <text:p text:style-name="P9">No es héroe.</text:p>
        </text:list-item>
        <text:list-item>
          <text:p text:style-name="P9">No es mártir.</text:p>
        </text:list-item>
        <text:list-item>
          <text:p text:style-name="P9">No es guía espiritual.</text:p>
        </text:list-item>
      </text:list>
      <text:p text:style-name="Text_20_body">Es alguien que <text:span text:style-name="Strong_20_Emphasis">ya perdió</text:span> una vez.</text:p>
      <text:p text:style-name="Text_20_body">Y sigue vivo.</text:p>
      <text:p text:style-name="Text_20_body">Eso, para un lector adulto, pesa mucho más que la pureza.</text:p>
      <text:p text:style-name="Horizontal_20_Line"/>
      <text:h text:style-name="Heading_20_2" text:outline-level="2">Frase núcleo del personaje</text:h>
      <text:p text:style-name="Text_20_body">(no para usar literal, sino como brújula)</text:p>
      <text:p text:style-name="Quotations">“La vida no parece obra del azar,<text:line-break/>pero tampoco de un dios preocupado por nosotros.”</text:p>
      <text:p text:style-name="Horizontal_20_Line"/>
      <text:h text:style-name="Heading_20_2" text:outline-level="2">Función estructural del sabio en el capítulo</text:h>
      <text:list xml:id="list2460818564" text:style-name="L10">
        <text:list-item>
          <text:p text:style-name="P10">Traduce el lenguaje antiguo del yacimiento</text:p>
        </text:list-item>
        <text:list-item>
          <text:p text:style-name="P10">Conecta símbolos con observaciones reales</text:p>
        </text:list-item>
        <text:list-item>
          <text:p text:style-name="P10">Introduce la idea de <text:span text:style-name="Strong_20_Emphasis">una inteligencia sin rostro</text:span></text:p>
        </text:list-item>
        <text:list-item>
          <text:p text:style-name="P10">No da respuestas cerradas</text:p>
        </text:list-item>
        <text:list-item>
          <text:p text:style-name="P10">Siembra una duda que ya no se irá</text:p>
        </text:list-item>
      </text:list>
      <text:p text:style-name="Horizontal_20_Line"/>
      <text:h text:style-name="Heading_20_2" text:outline-level="2">Importante: lo que <text:span text:style-name="Strong_20_Emphasis">NO hará</text:span></text:h>
      <text:list xml:id="list3426041282" text:style-name="L11">
        <text:list-item>
          <text:p text:style-name="P11">No revelará el Codex</text:p>
        </text:list-item>
        <text:list-item>
          <text:p text:style-name="P11">No hablará de Morgerathus</text:p>
        </text:list-item>
        <text:list-item>
          <text:p text:style-name="P11">No advertirá del mal</text:p>
        </text:list-item>
        <text:list-item>
          <text:p text:style-name="P11">No protegerá a Elara</text:p>
        </text:list-item>
      </text:list>
      <text:p text:style-name="Text_20_body">Cada cual carga con su viaje.</text:p>
      <text:p text:style-name="Horizontal_20_Line"/>
      <text:p text:style-name="Text_20_body"/>
      <text:p text:style-name="P27"><text:soft-page-break/>La relacion con Elara:</text:p>
      <text:p text:style-name="P27"/>
      <text:p text:style-name="Horizontal_20_Line"/>
      <text:h text:style-name="Heading_20_2" text:outline-level="2">1. El estado de Elara al llegar</text:h>
      <text:p text:style-name="Text_20_body">Elara llega al pueblo:</text:p>
      <text:list xml:id="list175609329" text:style-name="L12">
        <text:list-item>
          <text:p text:style-name="P12">Cansada.</text:p>
        </text:list-item>
        <text:list-item>
          <text:p text:style-name="P12">Con recursos justos.</text:p>
        </text:list-item>
        <text:list-item>
          <text:p text:style-name="P12">Con una herida menor o una dolencia funcional (no grave, pero limitante).</text:p>
        </text:list-item>
        <text:list-item>
          <text:p text:style-name="P12">Con urgencia: sabe que no puede quedarse demasiado tiempo.</text:p>
        </text:list-item>
      </text:list>
      <text:p text:style-name="Text_20_body">No llega buscando personas.<text:line-break/>Llega buscando <text:span text:style-name="Strong_20_Emphasis">ruinas</text:span>.</text:p>
      <text:p text:style-name="Horizontal_20_Line"/>
      <text:h text:style-name="Heading_20_2" text:outline-level="2">2. El primer contacto indirecto (sin saber quién es)</text:h>
      <text:p text:style-name="Text_20_body">Elara pregunta por:</text:p>
      <text:list xml:id="list453777086" text:style-name="L13">
        <text:list-item>
          <text:p text:style-name="P13">restos antiguos</text:p>
        </text:list-item>
        <text:list-item>
          <text:p text:style-name="P13">piedras talladas</text:p>
        </text:list-item>
        <text:list-item>
          <text:p text:style-name="P13">ruinas en el bosque</text:p>
        </text:list-item>
        <text:list-item>
          <text:p text:style-name="P13">inscripciones viejas</text:p>
        </text:list-item>
      </text:list>
      <text:p text:style-name="Text_20_body">Las respuestas son vagas, defensivas o irónicas.</text:p>
      <text:p text:style-name="Text_20_body">Alguien menciona:</text:p>
      <text:p text:style-name="Quotations">“Si alguien sabe de esas cosas, es Aren… pero no habla.”</text:p>
      <text:p text:style-name="Text_20_body">Ese “pero no habla” es importante.</text:p>
      <text:p text:style-name="Horizontal_20_Line"/>
      <text:h text:style-name="Heading_20_2" text:outline-level="2">3. El rechazo inicial</text:h>
      <text:p text:style-name="Text_20_body">Elara intenta un contacto directo:</text:p>
      <text:list xml:id="list4205822118" text:style-name="L14">
        <text:list-item>
          <text:p text:style-name="P14">Va a su casa / taller / consulta.</text:p>
        </text:list-item>
        <text:list-item>
          <text:p text:style-name="P14">Aren la escucha brevemente.</text:p>
        </text:list-item>
        <text:list-item>
          <text:p text:style-name="P14">No la invita a pasar.</text:p>
        </text:list-item>
        <text:list-item>
          <text:p text:style-name="P14"><text:soft-page-break/>No hace preguntas.</text:p>
        </text:list-item>
      </text:list>
      <text:p text:style-name="Text_20_body">Respuesta típica:</text:p>
      <text:p text:style-name="Quotations">“No tengo nada que decirte.”</text:p>
      <text:p text:style-name="Text_20_body">No es hostilidad.<text:line-break/>Es <text:span text:style-name="Strong_20_Emphasis">cierre aprendido</text:span>.</text:p>
      <text:p text:style-name="Text_20_body">Esto establece inmediatamente:</text:p>
      <text:list xml:id="list2425764402" text:style-name="L15">
        <text:list-item>
          <text:p text:style-name="P15">El sabio no busca interacción.</text:p>
        </text:list-item>
        <text:list-item>
          <text:p text:style-name="P15">Elara no es especial para él.</text:p>
        </text:list-item>
      </text:list>
      <text:p text:style-name="Horizontal_20_Line"/>
      <text:h text:style-name="Heading_20_2" text:outline-level="2">4. El contacto real (forzado por la realidad)</text:h>
      <text:p text:style-name="Text_20_body">Elara no se acerca por curiosidad intelectual.<text:line-break/>Se acerca <text:span text:style-name="Strong_20_Emphasis">por necesidad física o práctica</text:span>.</text:p>
      <text:p text:style-name="Text_20_body">Opciones duras y realistas (elige una como base):</text:p>
      <text:h text:style-name="Heading_20_3" text:outline-level="3">Opción A — Herida funcional</text:h>
      <text:p text:style-name="Text_20_body">Elara sufre una lesión en las ruinas:</text:p>
      <text:list xml:id="list2350687976" text:style-name="L16">
        <text:list-item>
          <text:p text:style-name="P16">infección leve</text:p>
        </text:list-item>
        <text:list-item>
          <text:p text:style-name="P16">fractura menor</text:p>
        </text:list-item>
        <text:list-item>
          <text:p text:style-name="P16">veneno natural</text:p>
        </text:list-item>
      </text:list>
      <text:p text:style-name="Text_20_body">El pueblo no puede ayudarla.<text:line-break/>La llevan con Aren porque:</text:p>
      <text:p text:style-name="Quotations">“Él sabe cosas antiguas.”</text:p>
      <text:p text:style-name="Text_20_body">Aren la trata sin palabras.<text:line-break/>Con eficacia.<text:line-break/>Sin calidez.</text:p>
      <text:p text:style-name="Horizontal_20_Line"/>
      <text:h text:style-name="Heading_20_3" text:outline-level="3">Opción B — Trabajo sucio</text:h>
      <text:p text:style-name="Text_20_body">Elara ofrece algo a cambio:</text:p>
      <text:list xml:id="list3258024227" text:style-name="L17">
        <text:list-item>
          <text:p text:style-name="P17">ayuda física</text:p>
        </text:list-item>
        <text:list-item>
          <text:p text:style-name="P17">limpieza</text:p>
        </text:list-item>
        <text:list-item>
          <text:p text:style-name="P17">reparación</text:p>
        </text:list-item>
        <text:list-item>
          <text:p text:style-name="P17"><text:soft-page-break/>escolta</text:p>
        </text:list-item>
      </text:list>
      <text:p text:style-name="Text_20_body">Aren acepta porque:</text:p>
      <text:list xml:id="list1760759865" text:style-name="L18">
        <text:list-item>
          <text:p text:style-name="P18">necesita algo hecho</text:p>
        </text:list-item>
        <text:list-item>
          <text:p text:style-name="P18">no confía, pero reconoce utilidad</text:p>
        </text:list-item>
      </text:list>
      <text:p text:style-name="Text_20_body">No hay simpatía.<text:line-break/>Hay <text:span text:style-name="Strong_20_Emphasis">intercambio</text:span>.</text:p>
      <text:p text:style-name="Horizontal_20_Line"/>
      <text:h text:style-name="Heading_20_3" text:outline-level="3">Opción C — Prueba silenciosa</text:h>
      <text:p text:style-name="Text_20_body">Aren observa a Elara desde lejos:</text:p>
      <text:list xml:id="list388858046" text:style-name="L19">
        <text:list-item>
          <text:p text:style-name="P19">la ve en las ruinas</text:p>
        </text:list-item>
        <text:list-item>
          <text:p text:style-name="P19">nota que no destruye</text:p>
        </text:list-item>
        <text:list-item>
          <text:p text:style-name="P19">que toma notas</text:p>
        </text:list-item>
        <text:list-item>
          <text:p text:style-name="P19">que duda</text:p>
        </text:list-item>
      </text:list>
      <text:p text:style-name="Text_20_body">Eso le interesa.</text:p>
      <text:p text:style-name="Text_20_body">No la llama.<text:line-break/>La espera.</text:p>
      <text:p text:style-name="Horizontal_20_Line"/>
      <text:h text:style-name="Heading_20_2" text:outline-level="2">5. El primer diálogo verdadero</text:h>
      <text:p text:style-name="Text_20_body">El primer diálogo importante <text:span text:style-name="Strong_20_Emphasis">no trata sobre la existencia</text:span>.</text:p>
      <text:p text:style-name="Text_20_body">Trata sobre:</text:p>
      <text:list xml:id="list3985951573" text:style-name="L20">
        <text:list-item>
          <text:p text:style-name="P20">errores de interpretación</text:p>
        </text:list-item>
        <text:list-item>
          <text:p text:style-name="P20">símbolos mal leídos</text:p>
        </text:list-item>
        <text:list-item>
          <text:p text:style-name="P20">conclusiones precipitadas</text:p>
        </text:list-item>
      </text:list>
      <text:p text:style-name="Text_20_body">Aren corrige algo pequeño.<text:line-break/>Con frialdad.<text:line-break/>Con precisión.</text:p>
      <text:p text:style-name="Text_20_body">Elara se da cuenta:<text:line-break/>👉 este hombre <text:span text:style-name="Strong_20_Emphasis">sabe más de lo que dice</text:span>.</text:p>
      <text:p text:style-name="Horizontal_20_Line"/>
      <text:h text:style-name="Heading_20_2" text:outline-level="2"><text:soft-page-break/>6. La condición del sabio</text:h>
      <text:p text:style-name="Text_20_body">Aren deja claro:</text:p>
      <text:list xml:id="list1335301965" text:style-name="L21">
        <text:list-item>
          <text:p text:style-name="P21">No hará de guía.</text:p>
        </text:list-item>
        <text:list-item>
          <text:p text:style-name="P21">No explicará todo.</text:p>
        </text:list-item>
        <text:list-item>
          <text:p text:style-name="P21">No repetirá lo que ya sabe.</text:p>
        </text:list-item>
      </text:list>
      <text:p text:style-name="Text_20_body">Condición explícita o implícita:</text:p>
      <text:p text:style-name="Quotations">“Te mostraré cómo se piensa.<text:line-break/>Lo que concluyas será tu problema.”</text:p>
      <text:p text:style-name="Text_20_body">Esto es fundamental:</text:p>
      <text:list xml:id="list508127594" text:style-name="L22">
        <text:list-item>
          <text:p text:style-name="P22">No le da fe.</text:p>
        </text:list-item>
        <text:list-item>
          <text:p text:style-name="P22">No le da consuelo.</text:p>
        </text:list-item>
        <text:list-item>
          <text:p text:style-name="P22">Le da método.</text:p>
        </text:list-item>
      </text:list>
      <text:p text:style-name="Horizontal_20_Line"/>
      <text:h text:style-name="Heading_20_2" text:outline-level="2">7. Por qué este contacto funciona narrativamente</text:h>
      <text:list xml:id="list3389167519" text:style-name="L23">
        <text:list-item>
          <text:p text:style-name="P23">No hay coincidencias mágicas.</text:p>
        </text:list-item>
        <text:list-item>
          <text:p text:style-name="P23">No hay destino.</text:p>
        </text:list-item>
        <text:list-item>
          <text:p text:style-name="P23">No hay mentor idealizado.</text:p>
        </text:list-item>
      </text:list>
      <text:p text:style-name="Text_20_body">Hay:</text:p>
      <text:list xml:id="list2730540172" text:style-name="L24">
        <text:list-item>
          <text:p text:style-name="P24">necesidad</text:p>
        </text:list-item>
        <text:list-item>
          <text:p text:style-name="P24">utilidad</text:p>
        </text:list-item>
        <text:list-item>
          <text:p text:style-name="P24">respeto ganado</text:p>
        </text:list-item>
      </text:list>
      <text:p text:style-name="Text_20_body">El lector adulto reconoce este patrón inmediatamente.</text:p>
      <text:p text:style-name="Horizontal_20_Line"/>
      <text:h text:style-name="Heading_20_2" text:outline-level="2">8. Estado emocional final del encuentro</text:h>
      <text:p text:style-name="Text_20_body">Cuando Elara se va:</text:p>
      <text:list xml:id="list1594214136" text:style-name="L25">
        <text:list-item>
          <text:p text:style-name="P25">No sabe si confía en Aren.</text:p>
        </text:list-item>
        <text:list-item>
          <text:p text:style-name="P25">No sabe si volverá.</text:p>
        </text:list-item>
        <text:list-item>
          <text:p text:style-name="P25">Sabe que ha aprendido algo importante.</text:p>
        </text:list-item>
      </text:list>
      <text:p text:style-name="Text_20_body">Aren, por su parte:</text:p>
      <text:list xml:id="list1231732093" text:style-name="L26">
        <text:list-item>
          <text:p text:style-name="P26"><text:soft-page-break/>No la despide.</text:p>
        </text:list-item>
        <text:list-item>
          <text:p text:style-name="P26">No la advierte.</text:p>
        </text:list-item>
        <text:list-item>
          <text:p text:style-name="P26">No la protege.</text:p>
        </text:list-item>
      </text:list>
      <text:p text:style-name="Text_20_body">Porque ya aprendió:</text:p>
      <text:p text:style-name="Quotations"><text:span text:style-name="Strong_20_Emphasis">Advertir no salva a nadie.</text:span></text:p>
      <text:p text:style-name="Horizontal_20_Line"/>
      <text:p text:style-name="Text_20_body">Si esto te parece sólido, el siguiente paso lógico es:</text:p>
      <text:p text:style-name="Text_20_body">👉 definir <text:span text:style-name="Strong_20_Emphasis">qué error intelectual comete Elara</text:span> en este capítulo<text:line-break/>👉 y cómo el mal (aún invisible) <text:span text:style-name="Strong_20_Emphasis">aprovecha exactamente ese error</text:span></text:p>
      <text:p text:style-name="Text_20_body">Seguimos cuando tú diga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4T19:13:02.574000000</meta:creation-date>
    <dc:date>2025-12-24T19:22:23.652000000</dc:date>
    <meta:editing-duration>PT9M20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188" meta:word-count="1136" meta:character-count="6440" meta:non-whitespace-character-count="5581"/>
  </office:meta>
</office:document-meta>
</file>